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166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4166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166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4166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TP1: =003955</text:p>
      <text:p text:style-name="P2">:33 &lt; *ac saunters from her dark cave a little bit sl33py from the recent kill*</text:p>
      <text:p text:style-name="P2">:33 &lt; *ac uses one of her mouths to lick the fresh blood off her paws*</text:p>
      <text:p text:style-name="P2">:33 &lt; *and the other one to blow you a kiss!*</text:p>
      <text:p text:style-name="P2">:33 &lt; *yes! ac finds that to be a most admirable use of a kiss!*</text:p>
      <text:p text:style-name="P2">:33 &lt; *she thinks that goblin wishes n33d to come true too just like any other kind of purrsons wishes*</text:p>
      <text:p text:style-name="P2">:33 &lt; *ac begs your pardon while she rips apart this tasty beast to prepare a meal for her cubs*</text:p>
      <text:p text:style-name="P2">:33 &lt; uh oh!</text:p>
      <text:p text:style-name="P2">:33 &lt; dont you dare!</text:p>
      <text:p text:style-name="P2">:33 &lt; i mean</text:p>
      <text:p text:style-name="P2">:33 &lt; *ac shouts dont you dare!*</text:p>
      <text:p text:style-name="P2"><text:soft-page-break/>:33 &lt; *indignantly*</text:p>
      <text:p text:style-name="P2">:33 &lt; *ac says noooooooo and looks a bit crestfallen*</text:p>
      <text:p text:style-name="P2">:33 &lt; *ac gets a clever idea to slake the majestic dragons mighty hunger*</text:p>
      <text:p text:style-name="P2">:33 &lt; *she prepares the lions share of the slain armored cholerbear for gc*</text:p>
      <text:p text:style-name="P2">:33 &lt; *ac pawses a moment and nods knowingly with a couple of smug grins on her face*</text:p>
      <text:p text:style-name="P2">:33 &lt; *she confirms it is ind33d the bulliest of bears!*</text:p>
      <text:p text:style-name="P2">:33 &lt; *but as it happens the really cute cub lands in a bush safe and sound, whew!*</text:p>
      <text:p text:style-name="P2">:33 &lt; *ac crinkles up her nose and prepares for a really unprecedented marathon of baffling feline obstinacy*</text:p>
      <text:p text:style-name="P2">:33 &lt; *her dragonyyydy suitor will make neither rhyme nor reason of her purrplexing behavior for even an instant!*</text:p>
      <text:p text:style-name="P2">:33 &lt; oh! h33h33</text:p>
      <text:p text:style-name="P2">:33 &lt; ok if you mean a computer game then yes that sounds like fun</text:p>
      <text:p text:style-name="P2">:33 &lt; team?</text:p>
      <text:p text:style-name="P2">:33 &lt; who else is playing?</text:p>
      <text:p text:style-name="P2">:33 &lt; oh</text:p>
      <text:p text:style-name="P2">:33 &lt; well it does sound like it will be a lot of fun but i think i should get purrmission first</text:p>
      <text:p text:style-name="P2">:33 &lt; i know!</text:p>
      <text:p text:style-name="P2">:33 &lt; but still im kind of scared of him and i think purrhaps its best to just run it by him first so there isnt a kerfuffle about it or anything</text:p>
      <text:p text:style-name="P2">:33 &lt; i knooow</text:p>
      <text:p text:style-name="P2">:33 &lt; but i dont think itll be a big deal</text:p>
      <text:p text:style-name="P2">:33 &lt; ill just mention it casually and itll be fine im sure and then we can play in just a little bit!</text:p>
      <text:p text:style-name="P2"><text:soft-page-break/>:33 &lt; k!</text:p>
      <text:p text:style-name="P2">_</text:p>
      <text:p text:style-name="P2">2. KV1: =004061</text:p>
      <text:p text:style-name="P2">:33 &lt; *ac perks up curiously*</text:p>
      <text:p text:style-name="P2">:33 &lt; *she wiggles her rear end a bit and then chases something she s33s bounce into one of karkats shoes*</text:p>
      <text:p text:style-name="P2">:33 &lt; i am???</text:p>
      <text:p text:style-name="P2">:33 &lt; i mean *ac says i am??? wondrously*</text:p>
      <text:p text:style-name="P2">:33 &lt; *ac gathers up all the brick pieces and builds a cute little house and invites karkat inside*</text:p>
      <text:p text:style-name="P2">:33 &lt; yesss that sounds fun</text:p>
      <text:p text:style-name="P2">:33 &lt; ok what do i do?</text:p>
      <text:p text:style-name="P2">:33 &lt; alright! i will talk to him about that</text:p>
      <text:p text:style-name="P2">:33 &lt; oh</text:p>
      <text:p text:style-name="P2">:33 &lt; *ac pawses and looks up with a little bit of chagrin*</text:p>
      <text:p text:style-name="P2">:33 &lt; i forgot i have to talk to someone else about this</text:p>
      <text:p text:style-name="P2">:33 &lt; i have b33n purrcrastinating :((</text:p>
      <text:p text:style-name="P2">:33 &lt; its not that big of a deal!</text:p>
      <text:p text:style-name="P2">:33 &lt; hes not so bad!</text:p>
      <text:p text:style-name="P2">_</text:p>
      <text:p text:style-name="P2">3. EZ1: =004062</text:p>
      <text:p text:style-name="P2">:33 &lt; *ac twitches her friendly whiskers at ct*</text:p>
      <text:p text:style-name="P2">:33 &lt; *ct purrplexes over where he put that important wrench that he n33ded for building a fancy robot or something*</text:p>
      <text:p text:style-name="P2">:33 &lt; *he says, now where did that silly old wrench go??*</text:p>
      <text:p text:style-name="P2">:33 &lt; *but oh look! ct p33ks around the corner to find that a very playful kitty has stolen the robot wrench and is now kicking it vigorously with her hind legs!*</text:p>
      <text:p text:style-name="P2">XOO &lt; rawwrrrrr</text:p>
      <text:p text:style-name="P2"><text:soft-page-break/>:33 &lt; youre so lame!</text:p>
      <text:p text:style-name="P2">:33 &lt; no! lame</text:p>
      <text:p text:style-name="P2">:33 &lt; lame</text:p>
      <text:p text:style-name="P2">:33 &lt; youve never played a fun purrtend game with me ever even once!</text:p>
      <text:p text:style-name="P2">:33 &lt; even karkat does it sometimes, even if he does mean it in a grumpy and insincere way</text:p>
      <text:p text:style-name="P2">:33 &lt; but at least its still fun!</text:p>
      <text:p text:style-name="P2">:33 &lt; i s33 right through your stupid act, who are you trying to kid!</text:p>
      <text:p text:style-name="P2">:33 &lt; look how you go out of your way to use words that have x's in them so that you can use your silly purrcent signs</text:p>
      <text:p text:style-name="P2">:33 &lt; or use these absurd words that you can shoehorn a '100' into, even if its not strictly replacing 'loo'!!!</text:p>
      <text:p text:style-name="P2">:33 &lt; you are so transpurrent</text:p>
      <text:p text:style-name="P2">:33 &lt; i can tell you like to play games, d33p down you are a guy who likes to play games!</text:p>
      <text:p text:style-name="P2">:33 &lt; i can smell a guy who likes to play games from so fur away with this nose, you have no idea X33</text:p>
      <text:p text:style-name="P2">:33 &lt; s33! what the hell???</text:p>
      <text:p text:style-name="P2">:33 &lt; oops</text:p>
      <text:p text:style-name="P2">:33 &lt; sorry :((</text:p>
      <text:p text:style-name="P2">:33 &lt; no! i dont care, they are fun</text:p>
      <text:p text:style-name="P2">:33 &lt; and i dont know anything about classes or bases or blood color, it doesn't matter!</text:p>
      <text:p text:style-name="P2">:33 &lt; what does gr33n blood even mean! it doesnt mean anything to me and it shouldnt mean anything to anyone else!</text:p>
      <text:p text:style-name="P2">:33 &lt; rawrgh, you are such a hypurrcrite!</text:p>
      <text:p text:style-name="P2">:33 &lt; you pretend to be so high and mighty but i know you're not and i know you like games</text:p>
      <text:p text:style-name="P2">:33 &lt; look at that silly little bow and arrow you always type!</text:p>
      <text:p text:style-name="P2"><text:soft-page-break/>:33 &lt; its always there, you never furget</text:p>
      <text:p text:style-name="P2">:33 &lt; why would you do that if it wasnt a playful fun thing, i am so on to you!</text:p>
      <text:p text:style-name="P2">:33 &lt; lol! bs!!!</text:p>
      <text:p text:style-name="P2">:33 &lt; you suck at archery</text:p>
      <text:p text:style-name="P2">:33 &lt; yes</text:p>
      <text:p text:style-name="P2">:33 &lt; yes</text:p>
      <text:p text:style-name="P2">:33 &lt; yessssss yes yes yes</text:p>
      <text:p text:style-name="P2">:33 &lt; have you ever even successfully fired an arrow?</text:p>
      <text:p text:style-name="P2">:33 &lt; like actually got one to leave the bow??</text:p>
      <text:p text:style-name="P2">:33 &lt; nuh uh</text:p>
      <text:p text:style-name="P2">:33 &lt; no</text:p>
      <text:p text:style-name="P2">:33 &lt; eww</text:p>
      <text:p text:style-name="P2">:33 &lt; youre so gross</text:p>
      <text:p text:style-name="P2">:33 &lt; nooo, thats you</text:p>
      <text:p text:style-name="P2">:33 &lt; everyone knows youre a weirdo and a cr33p!</text:p>
      <text:p text:style-name="P2">:33 &lt; thats why youre lucky to have me to k33p an eye on you</text:p>
      <text:p text:style-name="P2">:33 &lt; no one else can stand you!</text:p>
      <text:p text:style-name="P2">:33 &lt; but</text:p>
      <text:p text:style-name="P2">:33 &lt; i eat them!</text:p>
      <text:p text:style-name="P2">:33 &lt; i dont kill anything i dont eat, that would be mean</text:p>
      <text:p text:style-name="P2">:33 &lt; well i think YOUR habits are unsavory!</text:p>
      <text:p text:style-name="P2">:33 &lt; yuh HUH</text:p>
      <text:p text:style-name="P2">:33 &lt; oh yeah??</text:p>
      <text:p text:style-name="P2">:33 &lt; *well just by purrchance it happens that ac has a private and sneaky engagement to play this game as well!*</text:p>
      <text:p text:style-name="P2">:33 &lt; *and by a purrsnickety twist of fate, she will be on the R33D TEAM, with her other great friends who like to play their <text:soft-page-break/>childish diaperpoop games!!!!*</text:p>
      <text:p text:style-name="P2">:33 &lt; :PP</text:p>
      <text:p text:style-name="P2">:33 &lt; absolutely :PP</text:p>
      <text:p text:style-name="P2">:33 &lt; yeah right! i will take my purrsition into this funny pounce ball and tackle you!</text:p>
      <text:p text:style-name="P2">:33 &lt; *ac rolls her eyes almost as hard as she is rolling around in this really interesting smell*</text:p>
      <text:p text:style-name="P2">:33 &lt; nuh uuuuuuuuuuuuhhhhhhhhhhh</text:p>
      <text:p text:style-name="P2">:33 &lt; no</text:p>
      <text:p text:style-name="P2">:33 &lt; i will</text:p>
      <text:p text:style-name="P2">:33 &lt; you cant stop me!</text:p>
      <text:p text:style-name="P2">XPO &lt; bllllraaaaaawwwwwlllllrrrrghgghghgh</text:p>
      <text:p text:style-name="P2">:33 &lt; why do you do this, why are you so confurdent about your stupid commands?</text:p>
      <text:p text:style-name="P2">:33 &lt; dont you know you cant ACTUALLY tell me what to do??</text:p>
      <text:p text:style-name="P2">:33 &lt; its not like you even have any special mind pawers or telepurrthy or anything!</text:p>
      <text:p text:style-name="P2">:33 &lt; yes well we will just s33 about that!</text:p>
      <text:p text:style-name="P2">:33 &lt; hisssssssss!</text:p>
      <text:p text:style-name="P2">:33 &lt; :((</text:p>
      <text:p text:style-name="P2">_</text:p>
      <text:p text:style-name="P2">4. TN1: =004064</text:p>
      <text:p text:style-name="P2">:33 &lt; *ac curls up in tavroses lap*</text:p>
      <text:p text:style-name="P2">:33 &lt; *ac takes a long nap*</text:p>
      <text:p text:style-name="P2">:33 &lt; *and then wakes up and frowns because she has bad news*</text:p>
      <text:p text:style-name="P2">:33 &lt; tavros im sorry i cant be on your team :((</text:p>
      <text:p text:style-name="P2">:33 &lt; im not allowed</text:p>
      <text:p text:style-name="P2">:33 &lt; yes unfurtunately</text:p>
      <text:p text:style-name="P2"><text:soft-page-break/>:33 &lt; rarg im so mad!</text:p>
      <text:p text:style-name="P2">:33 &lt; i dont know</text:p>
      <text:p text:style-name="P2">:33 &lt; you think so?</text:p>
      <text:p text:style-name="P2">:33 &lt; hmm purrhaps</text:p>
      <text:p text:style-name="P2">:33 &lt; but i still f33l bad</text:p>
      <text:p text:style-name="P2">:33 &lt; ok thanks :((</text:p>
      <text:p text:style-name="P2">_</text:p>
      <text:p text:style-name="P2">5. AS1: =004093</text:p>
      <text:p text:style-name="P2">:33 &lt; aradia i can s33 you!</text:p>
      <text:p text:style-name="P2">:33 &lt; that is you right</text:p>
      <text:p text:style-name="P2">:33 &lt; why are you the floating frog all of a sudden?</text:p>
      <text:p text:style-name="P2">:33 &lt; wow</text:p>
      <text:p text:style-name="P2">:33 &lt; dead</text:p>
      <text:p text:style-name="P2">:33 &lt; really?</text:p>
      <text:p text:style-name="P2">:33 &lt; huh</text:p>
      <text:p text:style-name="P2">:33 &lt; well i hope this doesnt make me sound dumb</text:p>
      <text:p text:style-name="P2">:33 &lt; but i am completely blown away by that stunning revelation</text:p>
      <text:p text:style-name="P2">:33 &lt; whew! :33</text:p>
      <text:p text:style-name="P2">:33 &lt; how did you die?</text:p>
      <text:p text:style-name="P2">:33 &lt; *ac rumples up her nose in purrplexment at aa's really vague and spooky answer*</text:p>
      <text:p text:style-name="P2">:33 &lt; but actually thats good because i kind of think i dont want to know</text:p>
      <text:p text:style-name="P2">:33 &lt; its making me sad to think about :((</text:p>
      <text:p text:style-name="P2">:33 &lt; yes i purrmise i wont tell anyone about it</text:p>
      <text:p text:style-name="P2">:33 &lt; and by purrmise i mean promise just so you know im serious!</text:p>
      <text:p text:style-name="P2">:33 &lt; h33 h33 h33!!!</text:p>
      <text:p text:style-name="P2"><text:soft-page-break/>_</text:p>
      <text:p text:style-name="P2">Act 5 Act 2</text:p>
      <text:p text:style-name="P2">_</text:p>
      <text:p text:style-name="P2">6. TP2; AND KV2: =004529</text:p>
      <text:p text:style-name="P2">:33 &lt; *the especially impurrtant pouncellor looks really serious and thoughtful as she scoots her chair out from under the official courty looking table and begins to pace around thoughtfurry*</text:p>
      <text:p text:style-name="P2">:33 &lt; *she doesnt understand why</text:p>
      <text:p text:style-name="P2">:33 &lt; i dont understand why we are doing this!</text:p>
      <text:p text:style-name="P2">:33 &lt; what was the point again?</text:p>
      <text:p text:style-name="P2">:33 &lt; i dont s33 why karkat has to always be banned from these memos!</text:p>
      <text:p text:style-name="P2">:33 &lt; what if he promises to behave himself?</text:p>
      <text:p text:style-name="P2">:33 &lt; what if i talk to him in the past and told him he could post here as long as he was not purrticularly disagr33able?</text:p>
      <text:p text:style-name="P2">:33 &lt; thats a good idea! brb</text:p>
      <text:p text:style-name="P2">:33 &lt; :((</text:p>
      <text:p text:style-name="P2">_</text:p>
      <text:p text:style-name="P1">Act 5 Act 2</text:p>
      <text:p text:style-name="P2">_</text:p>
      <text:p text:style-name="P2">7. TP2: =004654</text:p>
      <text:p text:style-name="P2">:33 &lt; ummm no not quite :((</text:p>
      <text:p text:style-name="P2">:33 &lt; she is refurring to the fact that derse was just destroyed too</text:p>
      <text:p text:style-name="P2">:33 &lt; i saw him during my catnap, he blew it right on up!</text:p>
      <text:p text:style-name="P2">:33 &lt; :'CC</text:p>
      <text:p text:style-name="P2">:33 &lt; feferi was sl33ping too, and now she will not wake up!</text:p>
      <text:p text:style-name="P2">:33 &lt; i am very purrturbed by this</text:p>
      <text:p text:style-name="P2"><text:soft-page-break/>_</text:p>
      <text:p text:style-name="P2">8.</text:p>
      <text:p text:style-name="P2">SEE LOG FOR "Past Karkat: Wake Up" IN GAME FOLDER</text:p>
      <text:p text:style-name="P2">_</text:p>
      <text:p text:style-name="P2">9. RL1: =004712</text:p>
      <text:p text:style-name="P2">:33 &lt; pst :oo</text:p>
      <text:p text:style-name="P2">:33 &lt; heyyyyyyyyyy</text:p>
      <text:p text:style-name="P2">:33 &lt; ummmmmmmmmm</text:p>
      <text:p text:style-name="P2">:33 &lt; sorry to bother you again!</text:p>
      <text:p text:style-name="P2">:33 &lt; is</text:p>
      <text:p text:style-name="P2">:33 &lt; um</text:p>
      <text:p text:style-name="P2">:33 &lt; he available?</text:p>
      <text:p text:style-name="P2">:33 &lt; aaaaa youre just teasing me now!</text:p>
      <text:p text:style-name="P2">:33 &lt; i f33l bad about bugging you about it</text:p>
      <text:p text:style-name="P2">:33 &lt; but do you think you could purrhaps please spare your computer for just the most fl33ting of moments?</text:p>
      <text:p text:style-name="P2">:33 &lt; i miss pounce a lot :((</text:p>
      <text:p text:style-name="P2">:33 &lt; and talking to him reminds me of her</text:p>
      <text:p text:style-name="P2">:33 &lt; sorry for the hassle</text:p>
      <text:p text:style-name="P2">:33 &lt; yay! :OO</text:p>
      <text:p text:style-name="P2">_</text:p>
      <text:p text:style-name="P2">10. =005338</text:p>
      <text:p text:style-name="P2">SEE LOG FOR "Equius: Seek the highb100d." IN THE GAMES FOLDER</text:p>
      <text:p text:style-name="P2">_</text:p>
      <text:p text:style-name="P2">11. JS1: =005794</text:p>
      <text:p text:style-name="P2">:33 &lt; jaspers i guess i should say furwell to you now :((</text:p>
      <text:p text:style-name="P2">:33 &lt; beclaws this is the end of your timeline and i dont know <text:soft-page-break/>what catpuns to you after this</text:p>
      <text:p text:style-name="P2">:33 &lt; i mean happens to you after this, heheh, that one was kind of obtuse, sorry</text:p>
      <text:p text:style-name="P2">:33 &lt; hmmmmmm thats a hard question</text:p>
      <text:p text:style-name="P2">:33 &lt; ok imagine a long tempting strand of yarn</text:p>
      <text:p text:style-name="P2">:33 &lt; now imagine instead of being made of wiggly enticing stuff, its made of what lets you exist</text:p>
      <text:p text:style-name="P2">:33 &lt; and you are right at the twitching tip of it, dont you s33? look at the sky!</text:p>
      <text:p text:style-name="P2">:33 &lt; thats fine, you dont have to try too hard</text:p>
      <text:p text:style-name="P2">:33 &lt; all you have to know is its the scratch and im not a hundred purrcent sure what happens next fur you</text:p>
      <text:p text:style-name="P2">:33 &lt; h33h33h33 :DD</text:p>
      <text:p text:style-name="P2">:33 &lt; well you know roses friend john?</text:p>
      <text:p text:style-name="P2">:33 &lt; imagine that he is using this great big circle like a really fun scratching post, and it makes all this light come out that changes everything</text:p>
      <text:p text:style-name="P2">:33 &lt; just after he starts doing that the sky goes funny everywhere and then i cant s33 you anymore</text:p>
      <text:p text:style-name="P2">:33 &lt; thats what it is</text:p>
      <text:p text:style-name="P2">:33 &lt; im a bit nervous for you, especially since you remind me so much of someone i already lost</text:p>
      <text:p text:style-name="P2">:33 &lt; but maybe youll be ok? i dont know</text:p>
      <text:p text:style-name="P2">:33 &lt; you are a brave kitty, just like pounce was &lt;33</text:p>
      <text:p text:style-name="P2">:33 &lt; yes! she was amazing, i bet you and she would have gotten along famousely</text:p>
      <text:p text:style-name="P2">:33 &lt; yes she smelled really good, and also, she was SUPER beautyifful.</text:p>
      <text:p text:style-name="P2">:33 &lt; did you ever have someone nice back on earth who you loved?</text:p>
      <text:p text:style-name="P2">:33 &lt; h33h33, of course you did. i mean a nice cat who was your matesprit?</text:p>
      <text:p text:style-name="P2"><text:soft-page-break/>:33 &lt; thats too bad</text:p>
      <text:p text:style-name="P2">:33 &lt; but i bet lots of girl cats would have loved to be with you, if only there had b33n some around to hear your lovely meows :33</text:p>
      <text:p text:style-name="P2">:33 &lt; me?</text:p>
      <text:p text:style-name="P2">:33 &lt; well</text:p>
      <text:p text:style-name="P2">:33 &lt; i have never told anybody this not even my moirail</text:p>
      <text:p text:style-name="P2">:33 &lt; heh, actually hes the LAST guy i might tell, he so wouldnt appurrve X33</text:p>
      <text:p text:style-name="P2">:33 &lt; but yes i have liked somebody for quite some time, but alas he doesnt know it</text:p>
      <text:p text:style-name="P2">:33 &lt; hmmmmm</text:p>
      <text:p text:style-name="P2">:33 &lt; ohhh no no no, im too shy even for that!</text:p>
      <text:p text:style-name="P2">:33 &lt; and he is so adorably grumpy all the time, it probably wouldnt go over well</text:p>
      <text:p text:style-name="P2">:33 &lt; its hard to explain, maybe cats think diffurntly, but trolls tend to be pretty cautious about expressing their f33lings when it comes to the flushed quadrant </text:p>
      <text:p text:style-name="P2">:33 &lt; it is</text:p>
      <text:p text:style-name="P2">:33 &lt; ummmmmmmm</text:p>
      <text:p text:style-name="P2">:33 &lt; okay it has romantic applications but it is also something more general than that</text:p>
      <text:p text:style-name="P2">:33 &lt; a quadrant is</text:p>
      <text:p text:style-name="P2">:33 &lt; how do i say this!</text:p>
      <text:p text:style-name="P2">:33 &lt; a quadrant is a thing in a group of things that consists of four similar things</text:p>
      <text:p text:style-name="P2">:33 &lt; EXACTLY like paws!!! :DD</text:p>
      <text:p text:style-name="P2">:33 &lt; i know, but its just not that simple. i could make someone else jealous i think, and what if he doesnt f33l the same way, and, urrgh, its so complickated</text:p>
      <text:p text:style-name="P2">:33 &lt; maybe i just n33d to let go of the silly infatuation</text:p>
      <text:p text:style-name="P2"><text:soft-page-break/>:33 &lt; i think its never going to happen honestly</text:p>
      <text:p text:style-name="P2">:33 &lt; oh?</text:p>
      <text:p text:style-name="P2">:33 &lt; so, youre saying that maybe i will have to die to get to be with him?</text:p>
      <text:p text:style-name="P2">:33 &lt; i hope thats not the case!</text:p>
      <text:p text:style-name="P2">:33 &lt; but i guess you just have a different way of looking at things</text:p>
      <text:p text:style-name="P2">:33 &lt; thank you for the advice jaspers!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_</text:p>
      <text:p text:style-name="P1">Act 6 Intermission 3</text:p>
      <text:p text:style-name="P2">_</text:p>
      <text:p text:style-name="P2">12. MINISTRIFE: =007327</text:p>
      <text:p text:style-name="P2">:33 &lt; 333333333!!!!!!!!!</text:p>
      <text:p text:style-name="P2">:33 &lt; 333333333!!!!!!!!!</text:p>
      <text:p text:style-name="P2">:33 &lt; *the pouncellor astutely pawbserves the exchange and updates her shipping grid with startling developments of the heart!*</text:p>
      <text:p text:style-name="P2"><text:soft-page-break/>:33 &lt; no!</text:p>
      <text:p text:style-name="P2">:33 &lt; no</text:p>
      <text:p text:style-name="P2">:33 &lt; no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2">13. ArSe1: =007932</text:p>
      <text:p text:style-name="P2">:33</text:p>
      <text:p text:style-name="P2">_</text:p>
      <text:p text:style-name="P2">14. AV1: =007935</text:p>
      <text:p text:style-name="P2">:??</text:p>
      <text:p text:style-name="P2">_</text:p>
      <text:p text:style-name="P2">15. SC1: =007945</text:p>
      <text:p text:style-name="P2">;33</text:p>
      <text:p text:style-name="P2">_</text:p>
      <text:p text:style-name="P2"><text:soft-page-break/>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4" meta:paragraph-count="298" meta:word-count="2502" meta:character-count="11459"/>
    <meta:generator>OpenOffice/4.1.2$Win32 OpenOffice.org_project/412m3$Build-9782</meta:generator>
  </office:meta>
</office:document-meta>
</file>